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itre}</text:p>
      <text:p text:style-name="P1"/>
      <text:p text:style-name="P2">Utilisateur :</text:p>
      <text:p text:style-name="P2"><text:tab/><text:span text:style-name="T1">Nom : ${utilisateur.nom}</text:span></text:p>
      <text:p text:style-name="P3"><text:tab/>Prénom : ${utilisateur.prenom}</text:p>
      <text:p text:style-name="P3"><text:tab/>Age : ${utilisateur.age}</text:p>
      <text:p text:style-name="P3"><text:tab/></text:p>
      <text:p text:style-name="P2">Fonction :<text:span text:style-name="T1"> ${session.fonction}</text:span></text:p>
      <text:p text:style-name="P3"/>
      <text:p text:style-name="P2">Numéro de dossier : <text:span text:style-name="T1">${params.numDossier[0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3T10:29:56</dc:date>
    <dc:creator>Benoît Courtine</dc:creator>
    <meta:editing-duration>PT00H35M58S</meta:editing-duration>
    <meta:editing-cycles>10</meta:editing-cycles>
    <meta:generator>OpenOffice.org/3.2$Unix OpenOffice.org_project/320m18$Build-9502</meta:generator>
    <meta:document-statistic meta:table-count="0" meta:image-count="0" meta:object-count="0" meta:page-count="1" meta:paragraph-count="8" meta:word-count="20" meta:character-count="176"/>
  </office:meta>
</office:document-meta>
</file>